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3000000FC8FBD2661F4A370AC.png" manifest:media-type="image/png"/>
  <manifest:file-entry manifest:full-path="Pictures/10000201000000FC000000D59A623FCC04CE960B.png" manifest:media-type="image/png"/>
  <manifest:file-entry manifest:full-path="Pictures/10000201000001BF00000133E814A4E8558BC9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5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cm" fo:min-width="3.152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2.3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39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05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9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6.001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Open Sans"/>
    </style:style>
    <style:style style:name="P3" style:family="paragraph">
      <loext:graphic-properties draw:fill="solid" draw:fill-color="#808080"/>
      <style:paragraph-properties style:writing-mode="lr-tb"/>
      <style:text-properties fo:color="#ffffff" loext:opacity="100%" style:font-name="Open Sans Semibold" fo:font-size="14pt" style:font-size-asian="14pt" style:font-size-complex="14pt"/>
    </style:style>
    <style:style style:name="P4" style:family="paragraph">
      <loext:graphic-properties draw:fill="solid" draw:fill-color="#808080"/>
      <style:paragraph-properties style:writing-mode="lr-tb"/>
      <style:text-properties fo:color="#ffffff" loext:opacity="100%" style:font-name="Open Sans"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style:font-name="Open Sans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style:font-name="Open Sans" fo:font-size="12pt" style:font-size-asian="12pt" style:font-size-complex="12pt"/>
    </style:style>
    <style:style style:name="T1" style:family="text">
      <style:text-properties fo:color="#ffffff" loext:opacity="100%" style:font-name="Open Sans" fo:font-size="14pt" style:font-size-asian="14pt" style:font-size-complex="14pt"/>
    </style:style>
    <style:style style:name="T2" style:family="text">
      <style:text-properties style:font-name="Open Sans" fo:font-size="10pt" style:font-size-asian="10pt" style:font-size-complex="10pt"/>
    </style:style>
    <style:style style:name="T3" style:family="text">
      <style:text-properties style:font-name="Open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26cm" svg:height="7.166cm" svg:x="0.204cm" svg:y="1.97cm">
          <draw:image xlink:href="Pictures/10000201000001BF00000133E814A4E8558BC972.png" xlink:type="simple" xlink:show="embed" xlink:actuate="onLoad" draw:mime-type="image/png">
            <text:p/>
          </draw:image>
        </draw:frame>
        <draw:frame draw:style-name="gr2" draw:text-style-name="P3" draw:layer="layout" svg:width="3.652cm" svg:height="0.924cm" svg:x="1.386cm" svg:y="1cm">
          <draw:text-box>
            <text:p text:style-name="P2"><text:span text:style-name="T1">Concreteness</text:span></text:p>
          </draw:text-box>
        </draw:frame>
        <draw:frame draw:style-name="gr3" draw:text-style-name="P4" draw:layer="layout" svg:width="2.919cm" svg:height="0.924cm" svg:x="7.087cm" svg:y="1.017cm">
          <draw:text-box>
            <text:p text:style-name="P2"><text:span text:style-name="T1">Frequency</text:span></text:p>
          </draw:text-box>
        </draw:frame>
        <draw:frame draw:style-name="gr4" draw:text-style-name="P5" draw:layer="layout" svg:width="1.391cm" svg:height="0.73cm" svg:x="10.721cm" svg:y="7.25cm">
          <draw:text-box>
            <text:p text:style-name="P2"><text:span text:style-name="T2">z=-15</text:span></text:p>
          </draw:text-box>
        </draw:frame>
        <draw:frame draw:style-name="gr5" draw:text-style-name="P1" draw:layer="layout" svg:width="1.27cm" svg:height="5.635cm" svg:x="22.613cm" svg:y="12.551cm">
          <draw:image xlink:href="Pictures/10000201000000FC000000D59A623FCC04CE960B.png" xlink:type="simple" xlink:show="embed" xlink:actuate="onLoad" draw:mime-type="image/png">
            <text:p/>
          </draw:image>
        </draw:frame>
        <draw:frame draw:style-name="gr5" draw:text-style-name="P1" draw:layer="layout" svg:width="1.27cm" svg:height="5.635cm" svg:x="22.613cm" svg:y="12.551cm">
          <draw:image xlink:href="Pictures/10000201000000FC000000D59A623FCC04CE960B.png" xlink:type="simple" xlink:show="embed" xlink:actuate="onLoad" draw:mime-type="image/png">
            <text:p/>
          </draw:image>
        </draw:frame>
        <draw:frame draw:style-name="gr6" draw:text-style-name="P6" draw:layer="layout" svg:width="1.905cm" svg:height="1.199cm" svg:x="6.397cm" svg:y="7.15cm">
          <draw:text-box>
            <text:p text:style-name="P2"><text:span text:style-name="T3">VWFA</text:span></text:p>
          </draw:text-box>
        </draw:frame>
        <draw:line draw:style-name="gr7" draw:text-style-name="P1" draw:layer="layout" svg:x1="7.5cm" svg:y1="7.35cm" svg:x2="7.583cm" svg:y2="6.298cm">
          <text:p/>
        </draw:line>
        <draw:frame draw:style-name="gr8" draw:text-style-name="P6" draw:layer="layout" svg:width="1.79cm" svg:height="1.199cm" svg:x="0.797cm" svg:y="7.142cm">
          <draw:text-box>
            <text:p text:style-name="P2"><text:span text:style-name="T3">VWFA</text:span></text:p>
          </draw:text-box>
        </draw:frame>
        <draw:line draw:style-name="gr7" draw:text-style-name="P1" draw:layer="layout" svg:x1="1.792cm" svg:y1="7.342cm" svg:x2="1.875cm" svg:y2="6.29cm">
          <text:p/>
        </draw:line>
        <draw:frame draw:style-name="gr9" draw:text-style-name="P1" draw:layer="layout" svg:width="1.202cm" svg:height="5.594cm" svg:x="12.122cm" svg:y="2.297cm">
          <draw:image xlink:href="Pictures/1000020100000293000000FC8FBD2661F4A370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9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6T18:20:33.319732869</meta:creation-date>
    <meta:editing-duration>PT4M20S</meta:editing-duration>
    <meta:editing-cycles>9</meta:editing-cycles>
    <meta:generator>LibreOffice/7.0.6.2$Linux_X86_64 LibreOffice_project/00$Build-2</meta:generator>
    <dc:date>2022-03-31T12:26:00.550799101</dc:date>
    <meta:document-statistic meta:object-count="11"/>
  </office:meta>
</office:document-meta>
</file>